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73337"/>
    </style:style>
    <style:style style:name="P2" style:family="paragraph" style:parent-style-name="Standard">
      <style:text-properties officeooo:rsid="00173337" officeooo:paragraph-rsid="00173337"/>
    </style:style>
    <style:style style:name="P3" style:family="paragraph" style:parent-style-name="Standard">
      <style:paragraph-properties fo:text-align="justify" style:justify-single-word="false"/>
      <style:text-properties officeooo:rsid="00173337" officeooo:paragraph-rsid="00173337"/>
    </style:style>
    <style:style style:name="P4" style:family="paragraph" style:parent-style-name="Standard">
      <style:text-properties officeooo:rsid="0018c26e" officeooo:paragraph-rsid="00173337"/>
    </style:style>
    <style:style style:name="P5" style:family="paragraph" style:parent-style-name="Standard">
      <style:text-properties officeooo:rsid="0018c26e" officeooo:paragraph-rsid="0018c26e"/>
    </style:style>
    <style:style style:name="P6" style:family="paragraph" style:parent-style-name="Standard">
      <style:text-properties officeooo:paragraph-rsid="001a1773"/>
    </style:style>
    <style:style style:name="P7" style:family="paragraph" style:parent-style-name="Standard">
      <style:text-properties officeooo:rsid="001a1773" officeooo:paragraph-rsid="001a17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i 1. Expliqueu el significat de la informació proporcionada per la notació DEVILS. </text:p>
      <text:p text:style-name="P4"/>
      <text:p text:style-name="P5">Quan s’executa el programa el significat d’aquestes sigles està definit al principi de tot:</text:p>
      <text:p text:style-name="P5">Codecs:</text:p>
      <text:p text:style-name="P5"><text:s/>D..... = Decoding supported</text:p>
      <text:p text:style-name="P5"><text:s/>.E.... = Encoding supported</text:p>
      <text:p text:style-name="P5"><text:s/>..V... = Video codec</text:p>
      <text:p text:style-name="P5"><text:s/>..A... = Audio codec</text:p>
      <text:p text:style-name="P5"><text:s/>..S... = Subtitle codec</text:p>
      <text:p text:style-name="P5"><text:s/>...I.. = Intra frame-only codec</text:p>
      <text:p text:style-name="P5"><text:s/>....L. = Lossy compression</text:p>
      <text:p text:style-name="P5"><text:s/>.....S = Lossless compression</text:p>
      <text:p text:style-name="P1"/>
      <text:p text:style-name="P1">Exercici 2. Comproveu quin és el suport que teniu, en el vostre sistema, pels còdecs mjpeg, mpeg1video, mpeg4 i h264. Quins utilitzen compressió intra-quadre, inter-quadre o ambdós? Quin/s és/són més similar/s al còdec que esteu desenvolupant a pràctiques?</text:p>
      <text:p text:style-name="P7">DEVIL. mjpeg <text:s text:c="15"/>Motion JPEG</text:p>
      <text:p text:style-name="P7">DEV.L. mpeg1video <text:s text:c="10"/>MPEG-1 video</text:p>
      <text:p text:style-name="P7">DEV.L. mpeg4 <text:s text:c="15"/>MPEG-4 part 2</text:p>
      <text:p text:style-name="P7">D.V.LS h264 <text:s text:c="16"/>H.264 / AVC / MPEG-4 AVC / MPEG-4 part 10</text:p>
      <text:p text:style-name="Standard"/>
      <text:p text:style-name="P2">Exercici 3. Compareu els diferents còdecs anteriors de forma quantitativa en quant a temps de</text:p>
      <text:p text:style-name="P2">CPU, memòria utilitzada en el processat i mida del fitxer resultant (e.g. du –sh</text:p>
      <text:p text:style-name="P2">&lt;nom_del_fitxer&gt; o bé ls –la &lt;nom_del_fitxer&gt;). Observeu el resultat de la</text:p>
      <text:p text:style-name="P2">compressió en cada cas i ordeneu, de forma qualitativa, la qualitat obtinguda amb cada un dels</text:p>
      <text:p text:style-name="P2">còdecs.</text:p>
      <text:p text:style-name="P2"/>
      <text:p text:style-name="P2"/>
      <text:p text:style-name="P2"/>
      <text:p text:style-name="P2">Exercici 4. Realitzeu una taula amb els ràtios de compressió que obtenim amb els diferents còdecs</text:p>
      <text:p text:style-name="P2">respecte a la mida total del fitxer comprimit amb mjpeg. Per què prenem aquest fitxer com a</text:p>
      <text:p text:style-name="P2">referència? </text:p>
      <text:p text:style-name="P2"/>
      <text:p text:style-name="P2"/>
      <text:p text:style-name="P2">Exercici 5. Aneu modificant el GOP mitjançant el paràmetre corresponent (e.g. entre 1 i 100), mantenint el nombre d’imatges de referència a 0 i el framerate a 25. Fixeu-vos en la sortida per tal de visualitzar la proporció de frames I i P. Feu una gràfica de com és modifica el ràtio de compressió en funció d’aquesta proporció. Expliqueu el resultat. </text:p>
      <text:p text:style-name="P2"/>
      <text:p text:style-name="P2"/>
      <text:p text:style-name="P2">Exercici 6. Mantenint el GOP i el nombre d’imatges de referència constants, i sense modificar el framerate a l’entrada, modifiqueu el de sortida en valors entre 5 i 25. Genereu una gràfica amb la mida dels fitxers resultants. És el que esperàveu? Quin creieu que és el motiu? Observeu alguna relació quantitativa entre el framerate i la mida del fitxer?</text:p>
      <text:p text:style-name="P2"/>
      <text:p text:style-name="P2"/>
      <text:p text:style-name="P2">Exercici 7. Compareu el temps de processat respecte a la mida del fitxer obtingut amb les funcions</text:p>
      <text:p text:style-name="P2">de comparació sum of absolute differences (sad), sum of squared errors (sse), sum of absolute</text:p>
      <text:p text:style-name="P2">Hadamard transformed differences (satd) i chroma (igual que sad però utilitzant la informació</text:p>
      <text:p text:style-name="P2"><text:soft-page-break/>del color, en comptes de només la lluminositat). Segons aquests resultats, quina és la més</text:p>
      <text:p text:style-name="P2">convenient a utilitzar? Expliqueu breument també el funcionament de les 4 opcions.</text:p>
      <text:p text:style-name="P2"/>
      <text:p text:style-name="P2"/>
      <text:p text:style-name="P2">Exercici 8. Compareu el temps de processat amb la mida del fitxer resultant dels algoritmes de</text:p>
      <text:p text:style-name="P2">cerca de desplaçament diamond (dia), hexagon (hex), uneven multi-hexagon (umh) i complert</text:p>
      <text:p text:style-name="P2">(full). Quin considereu més òptim en el nostre cas? Expliqueu breument també el</text:p>
      <text:p text:style-name="P2">funcionament de les 4 opcions.</text:p>
      <text:p text:style-name="P2"/>
      <text:p text:style-name="P2"/>
      <text:p text:style-name="P2">Exercici 9. Fixant el mètode d’estimació de desplaçament a umh, proveu diferents valors del rang</text:p>
      <text:p text:style-name="P2">de cerca de desplaçament. Quin valor resulta més òptim?</text:p>
      <text:p text:style-name="P2"/>
      <text:p text:style-name="P2"/>
      <text:p text:style-name="P2">Exercici 10. Tenint en conte els resultats de tots els exercicis anterior, proposeu quin creieu que és</text:p>
      <text:p text:style-name="P2">i per què el millor set de paràmetres a utilitzar amb el còdec h264. Utilitzeu el avconv per</text:p>
      <text:p text:style-name="P2">generar aquest vídeo i comproveu visualment que la qualitat de la imatge és l’adequad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20:39:43.636184928</meta:creation-date>
    <meta:generator>LibreOffice/5.1.2.2.0$Linux_X86_64 LibreOffice_project/10m0$Build-2</meta:generator>
    <dc:date>2016-11-17T21:00:33.881091652</dc:date>
    <meta:editing-duration>PT20M49S</meta:editing-duration>
    <meta:editing-cycles>5</meta:editing-cycles>
    <meta:document-statistic meta:table-count="0" meta:image-count="0" meta:object-count="0" meta:page-count="2" meta:paragraph-count="40" meta:word-count="527" meta:character-count="3278" meta:non-whitespace-character-count="2723"/>
  </office:meta>
</office:document-meta>
</file>